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underline-style="none" fo:font-weight="bold" officeooo:rsid="000846dc" officeooo:paragraph-rsid="000846dc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0846d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 DE LUMIÈRE</text:p>
      <text:p text:style-name="Text_20_body">Le module de capteur d'intensité lumineuse DollaTek est conçu pour détecter la luminosité ambiante en utilisant une photorésistance. Il est cou<text:span text:style-name="T1">r</text:span>amment utilisé pour des projets électroniques impliquant des microcontrôleurs, tels qu'Arduino, afin de mesurer la lumière ambiante et d'activer des actions en conséquence.</text:p>
      <text:p text:style-name="Text_20_body"><text:span text:style-name="Strong_20_Emphasis">Caractéristiques principales :</text:span></text:p>
      <text:list text:style-name="L1">
        <text:list-item>
          <text:p text:style-name="P2"><text:span text:style-name="Strong_20_Emphasis">Photorésistance sensible :</text:span> Le capteur utilise une photorésistance qui modifie sa résistance en fonction de la lumière reçue.</text:p>
        </text:list-item>
        <text:list-item>
          <text:p text:style-name="P2"><text:span text:style-name="Strong_20_Emphasis">Sortie du comparateur :</text:span> Le module intègre un comparateur LM393 qui fournit un signal de sortie propre avec une bonne forme d'onde et une capacité de conduite supérieure à 15 mA.</text:p>
        </text:list-item>
        <text:list-item>
          <text:p text:style-name="P2"><text:span text:style-name="Strong_20_Emphasis">Potentiomètre ajustable :</text:span> Un potentiomètre intégré permet de régler le seuil de détection de la luminosité selon les besoins spécifiques de l'application.</text:p>
        </text:list-item>
        <text:list-item>
          <text:p text:style-name="P2"><text:span text:style-name="Strong_20_Emphasis">Tension de fonctionnement :</text:span> Le module fonctionne avec une tension comprise entre 3,3 V et 5 V, le rendant compatible avec la plupart des microcontrôleurs.</text:p>
        </text:list-item>
        <text:list-item>
          <text:p text:style-name="P2"><text:span text:style-name="Strong_20_Emphasis">Formats de sortie :</text:span> Il offre une sortie numérique (D<text:span text:style-name="T1">igital </text:span>O<text:span text:style-name="T1">utpout</text:span>) qui bascule entre 0 et 1 en fonction du seuil de luminosité défini, ainsi qu'une sortie analogique (AO) fournissant une tension proportionnelle à la luminosité mesurée.</text:p>
        </text:list-item>
        <text:list-item>
          <text:p text:style-name="P2"><text:span text:style-name="Strong_20_Emphasis">Dimensions :</text:span> Le circuit imprimé (PCB) mesure 3,2 cm x 1,4 cm, avec un trou de fixation pour une installation aisée.</text:p>
        </text:list-item>
      </text:list>
      <text:p text:style-name="Text_20_body"><text:span text:style-name="Strong_20_Emphasis">Fonctionnement :</text:span></text:p>
      <text:p text:style-name="Text_20_body">Le module est particulièrement sensible à la lumière ambiante et est généralement utilisé pour détecter la luminosité environnante. Lorsqu'il est connecté à un microcontrôleur ou à un module relais, le fonctionnement est le suivant :</text:p>
      <text:list text:style-name="L2">
        <text:list-item>
          <text:p text:style-name="P3"><text:span text:style-name="Strong_20_Emphasis">Réglage du seuil :</text:span> À l'aide du potentiomètre, définissez le seuil de luminosité souhaité pour la détection.</text:p>
        </text:list-item>
        <text:list-item>
          <text:p text:style-name="P3"><text:span text:style-name="Strong_20_Emphasis">Détection de la lumière :</text:span> Si la luminosité ambiante est inférieure au seuil défini, la sortie numérique (DO) passe à un état haut (1). Si la luminosité dépasse le seuil, la sortie DO passe à un état bas (0).</text:p>
        </text:list-item>
        <text:list-item>
          <text:p text:style-name="P3"><text:span text:style-name="Strong_20_Emphasis">Intégration avec un microcontrôleur :</text:span> La sortie DO peut être directement connectée à un microcontrôleur pour détecter les changements de luminosité et déclencher des actions appropriées.</text:p>
        </text:list-item>
        <text:list-item>
          <text:p text:style-name="P3"><text:span text:style-name="Strong_20_Emphasis">Contrôle de relais :</text:span> La sortie DO peut également être utilisée pour piloter un module relais, permettant ainsi de contrôler des dispositifs en fonction de la luminosité ambiante, comme l'allumage ou l'extinction automatique de lumières.</text:p>
        </text:list-item>
      </text:list>
      <text:p text:style-name="Text_20_body">Ce module est idéal pour des applications telles que les interrupteurs crépusculaires, les systèmes d'éclairage automatique et d'autres projets nécessitant la détection de la lumière ambi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6:27:48.778000000</meta:creation-date>
    <dc:date>2025-02-04T16:31:29.417000000</dc:date>
    <meta:editing-duration>PT3M42S</meta:editing-duration>
    <meta:editing-cycles>1</meta:editing-cycles>
    <meta:document-statistic meta:table-count="0" meta:image-count="0" meta:object-count="0" meta:page-count="1" meta:paragraph-count="16" meta:word-count="393" meta:character-count="2515" meta:non-whitespace-character-count="2148"/>
    <meta:generator>LibreOffice/24.8.4.2$Windows_X86_64 LibreOffice_project/bb3cfa12c7b1bf994ecc5649a80400d06cd71002</meta:generator>
  </office:meta>
</office:document-meta>
</file>